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2">
      <style:text-properties officeooo:paragraph-rsid="00151d60"/>
    </style:style>
    <style:style style:name="P7" style:family="paragraph" style:parent-style-name="Heading_20_3">
      <style:text-properties officeooo:rsid="00151d60" officeooo:paragraph-rsid="00151d60"/>
    </style:style>
    <style:style style:name="P8" style:family="paragraph" style:parent-style-name="Standard">
      <style:text-properties officeooo:rsid="00105620" officeooo:paragraph-rsid="00105620"/>
    </style:style>
    <style:style style:name="P9" style:family="paragraph" style:parent-style-name="Text_20_body" style:list-style-name="L2">
      <style:text-properties officeooo:rsid="00109759" officeooo:paragraph-rsid="00151d60"/>
    </style:style>
    <style:style style:name="P10" style:family="paragraph" style:parent-style-name="Text_20_body" style:list-style-name="L3">
      <style:text-properties officeooo:rsid="00109759" officeooo:paragraph-rsid="00137de2"/>
    </style:style>
    <style:style style:name="P11" style:family="paragraph" style:parent-style-name="Text_20_body" style:list-style-name="L2">
      <style:text-properties officeooo:paragraph-rsid="00163274"/>
    </style:style>
    <style:style style:name="P12" style:family="paragraph" style:parent-style-name="Text_20_body" style:list-style-name="L2">
      <style:text-properties officeooo:rsid="001231a0" officeooo:paragraph-rsid="00151d60"/>
    </style:style>
    <style:style style:name="P13" style:family="paragraph" style:parent-style-name="Text_20_body" style:list-style-name="L6">
      <style:text-properties officeooo:paragraph-rsid="00137de2"/>
    </style:style>
    <style:style style:name="P14" style:family="paragraph" style:parent-style-name="Text_20_body" style:list-style-name="L6">
      <style:text-properties officeooo:rsid="00137de2" officeooo:paragraph-rsid="00137de2"/>
    </style:style>
    <style:style style:name="P15" style:family="paragraph" style:parent-style-name="Text_20_body" style:list-style-name="L2">
      <style:text-properties officeooo:rsid="00137de2" officeooo:paragraph-rsid="00137de2"/>
    </style:style>
    <style:style style:name="P16" style:family="paragraph" style:parent-style-name="Text_20_body" style:list-style-name="L2">
      <style:text-properties officeooo:rsid="00151d60" officeooo:paragraph-rsid="00151d60"/>
    </style:style>
    <style:style style:name="P17" style:family="paragraph" style:parent-style-name="Text_20_body" style:list-style-name="L5">
      <style:text-properties officeooo:rsid="00151d60" officeooo:paragraph-rsid="00151d60"/>
    </style:style>
    <style:style style:name="P18" style:family="paragraph" style:parent-style-name="Text_20_body" style:list-style-name="L3">
      <style:text-properties officeooo:rsid="00151d60" officeooo:paragraph-rsid="00151d60"/>
    </style:style>
    <style:style style:name="P19" style:family="paragraph" style:parent-style-name="Text_20_body" style:list-style-name="L7">
      <style:text-properties officeooo:paragraph-rsid="00151d60"/>
    </style:style>
    <style:style style:name="P20" style:family="paragraph" style:parent-style-name="Text_20_body" style:list-style-name="L8">
      <style:text-properties officeooo:paragraph-rsid="00163274"/>
    </style:style>
    <style:style style:name="P21" style:family="paragraph" style:parent-style-name="Text_20_body" style:list-style-name="L8">
      <style:text-properties officeooo:paragraph-rsid="00151d60"/>
    </style:style>
    <style:style style:name="T1" style:family="text">
      <style:text-properties officeooo:rsid="001231a0"/>
    </style:style>
    <style:style style:name="T2" style:family="text">
      <style:text-properties officeooo:rsid="00137de2"/>
    </style:style>
    <style:style style:name="T3" style:family="text">
      <style:text-properties officeooo:rsid="00151d60"/>
    </style:style>
    <style:style style:name="T4" style:family="text">
      <style:text-properties officeooo:rsid="00163274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">Table of Contents</text:p>
          </text:index-title>
          <text:p text:style-name="P1"><text:a xlink:type="simple" xlink:href="#__RefHeading___Toc815_2464781397" text:style-name="Index_20_Link" text:visited-style-name="Index_20_Link"><text:s/>1 <text:s/>Requirements<text:tab/>3</text:a></text:p>
          <text:p text:style-name="P2"><text:a xlink:type="simple" xlink:href="#__RefHeading___Toc817_2464781397" text:style-name="Index_20_Link" text:visited-style-name="Index_20_Link"><text:s/>1.1 <text:s/>Customer requirements<text:tab/>3</text:a></text:p>
          <text:p text:style-name="P2"><text:a xlink:type="simple" xlink:href="#__RefHeading___Toc819_2464781397" text:style-name="Index_20_Link" text:visited-style-name="Index_20_Link"><text:s/>1.2 <text:s/>Functional requirements (user actions)<text:tab/>3</text:a></text:p>
          <text:p text:style-name="P3"><text:a xlink:type="simple" xlink:href="#__RefHeading___Toc859_2464781397" text:style-name="Index_20_Link" text:visited-style-name="Index_20_Link"><text:s/>1.2.1 <text:s/>Device<text:tab/>3</text:a></text:p>
          <text:p text:style-name="P3"><text:a xlink:type="simple" xlink:href="#__RefHeading___Toc861_2464781397" text:style-name="Index_20_Link" text:visited-style-name="Index_20_Link"><text:s/>1.2.2 <text:s/>App<text:tab/>3</text:a></text:p>
          <text:p text:style-name="P2"><text:a xlink:type="simple" xlink:href="#__RefHeading___Toc821_2464781397" text:style-name="Index_20_Link" text:visited-style-name="Index_20_Link"><text:s/>1.3 <text:s/>Non-functional requirements (technical requirements)<text:tab/>3</text:a></text:p>
          <text:p text:style-name="P3"><text:a xlink:type="simple" xlink:href="#__RefHeading___Toc863_2464781397" text:style-name="Index_20_Link" text:visited-style-name="Index_20_Link"><text:s/>1.3.1 <text:s/>Device<text:tab/>3</text:a></text:p>
          <text:p text:style-name="P3"><text:a xlink:type="simple" xlink:href="#__RefHeading___Toc865_2464781397" text:style-name="Index_20_Link" text:visited-style-name="Index_20_Link"><text:s/>1.3.2 <text:s/>App<text:tab/>3</text:a></text:p>
          <text:p text:style-name="P2"><text:a xlink:type="simple" xlink:href="#__RefHeading___Toc823_2464781397" text:style-name="Index_20_Link" text:visited-style-name="Index_20_Link"><text:s/>1.4 <text:s/>User stories<text:tab/>4</text:a></text:p>
          <text:p text:style-name="P1"><text:a xlink:type="simple" xlink:href="#__RefHeading___Toc825_2464781397" text:style-name="Index_20_Link" text:visited-style-name="Index_20_Link"><text:s/>2 <text:s/>Functional test planning<text:tab/>4</text:a></text:p>
          <text:p text:style-name="P2"><text:a xlink:type="simple" xlink:href="#__RefHeading___Toc827_2464781397" text:style-name="Index_20_Link" text:visited-style-name="Index_20_Link"><text:s/>2.1 <text:s/>Test cases<text:tab/>4</text:a></text:p>
        </text:index-body>
      </text:table-of-content>
      <text:p text:style-name="Standard"/>
      <text:h text:style-name="P5" text:outline-level="1"><text:bookmark-start text:name="__RefHeading___Toc815_2464781397"/>Requirements<text:bookmark-end text:name="__RefHeading___Toc815_2464781397"/></text:h>
      <text:h text:style-name="Heading_20_2" text:outline-level="2"><text:bookmark-start text:name="__RefHeading___Toc817_2464781397"/>Customer requirements<text:bookmark-end text:name="__RefHeading___Toc817_2464781397"/></text:h>
      <text:list xml:id="list3083103328" text:style-name="L6">
        <text:list-item>
          <text:p text:style-name="P13"><text:span text:style-name="T2">We want a device to measure our plants general information.</text:span></text:p>
        </text:list-item>
        <text:list-item>
          <text:p text:style-name="P14">We want to see the data and understand it easily.</text:p>
        </text:list-item>
        <text:list-item>
          <text:p text:style-name="P14">We want to check all that data from our Android smartphone.</text:p>
        </text:list-item>
        <text:list-item>
          <text:p text:style-name="P14">We want something small.</text:p>
        </text:list-item>
      </text:list>
      <text:h text:style-name="Heading_20_2" text:outline-level="2"><text:bookmark-start text:name="__RefHeading___Toc819_2464781397"/>Functional requirements <text:span text:style-name="T2">(user actions)</text:span><text:bookmark-end text:name="__RefHeading___Toc819_2464781397"/></text:h>
      <text:h text:style-name="P7" text:outline-level="3"><text:bookmark-start text:name="__RefHeading___Toc859_2464781397"/>Device<text:bookmark-end text:name="__RefHeading___Toc859_2464781397"/></text:h>
      <text:list xml:id="list75811056" text:style-name="L7">
        <text:list-item>
          <text:p text:style-name="P19"><text:span text:style-name="T3">Every time the user turns ON the device, it removes the previous data and starts collecting new data.</text:span></text:p>
        </text:list-item>
      </text:list>
      <text:h text:style-name="Heading_20_3" text:outline-level="3"><text:bookmark-start text:name="__RefHeading___Toc861_2464781397"/>App<text:bookmark-end text:name="__RefHeading___Toc861_2464781397"/></text:h>
      <text:list xml:id="list3457952977" text:style-name="L5">
        <text:list-item>
          <text:p text:style-name="P17">Every time the user opens the app it should update the sensors data.</text:p>
        </text:list-item>
      </text:list>
      <text:h text:style-name="P6" text:outline-level="2"><text:bookmark-start text:name="__RefHeading___Toc821_2464781397"/>Non-functional requirements <text:span text:style-name="T2">(technical requirements)</text:span><text:bookmark-end text:name="__RefHeading___Toc821_2464781397"/></text:h>
      <text:h text:style-name="Heading_20_3" text:outline-level="3"><text:bookmark-start text:name="__RefHeading___Toc863_2464781397"/>Device<text:bookmark-end text:name="__RefHeading___Toc863_2464781397"/></text:h>
      <text:list xml:id="list2201729065" text:style-name="L2">
        <text:list-item>
          <text:p text:style-name="P15">The frequency of data update must be between 1 and 5 seconds.</text:p>
        </text:list-item>
        <text:list-item>
          <text:p text:style-name="P15">The device must store a general data of the sensors data of at least 1 day.</text:p>
        </text:list-item>
        <text:list-item>
          <text:p text:style-name="P15">The device must update the sensors data in the Android app every 10 seconds or when requested by the app.</text:p>
        </text:list-item>
        <text:list-item>
          <text:p text:style-name="P12">The app must find the ESP32 IP address in the network automatically with an easy built-in network analyzer, a user and a password.</text:p>
        </text:list-item>
        <text:list-item>
          <text:p text:style-name="P16">The device must have an ON/OFF button and a green LED to display its status.</text:p>
        </text:list-item>
        <text:list-item>
          <text:p text:style-name="P9">The microcontroller <text:span text:style-name="T1">must</text:span> gather the sensors data and send them in a single packet always.</text:p>
        </text:list-item>
        <text:list-item>
          <text:p text:style-name="P11"><text:span text:style-name="T4">The device must have a user and password so the application connects to the correct device.</text:span></text:p>
        </text:list-item>
      </text:list>
      <text:h text:style-name="Heading_20_3" text:outline-level="3"><text:bookmark-start text:name="__RefHeading___Toc865_2464781397"/>App<text:bookmark-end text:name="__RefHeading___Toc865_2464781397"/></text:h>
      <text:list xml:id="list4012389134" text:style-name="L3">
        <text:list-item>
          <text:p text:style-name="P10">The app <text:span text:style-name="T1">must</text:span> display the data from the sensors.</text:p>
        </text:list-item>
        <text:list-item>
          <text:p text:style-name="P10">All the data <text:span text:style-name="T1">must</text:span> be displayed properly, in a way it’s easy to understand by the user.</text:p>
        </text:list-item>
        <text:list-item>
          <text:p text:style-name="P18">The app should check radical data changes (i.e. 20ºC room temperature and in the next hour 10ºC).</text:p>
        </text:list-item>
      </text:list>
      <text:h text:style-name="Heading_20_2" text:outline-level="2"><text:bookmark-start text:name="__RefHeading___Toc823_2464781397"/><text:soft-page-break/>User stories<text:bookmark-end text:name="__RefHeading___Toc823_2464781397"/></text:h>
      <text:list xml:id="list3627653434" text:style-name="L8">
        <text:list-item>
          <text:p text:style-name="P20"><text:span text:style-name="T4">As a user I want to check the current information of my plant.</text:span></text:p>
        </text:list-item>
        <text:list-item>
          <text:p text:style-name="P21"><text:span text:style-name="T3">As a user I want to check today’s information of my plant so I can see if my plant is growing healthy.</text:span></text:p>
        </text:list-item>
        <text:list-item>
          <text:p text:style-name="P21"><text:span text:style-name="T3">As a user I want a small device so it doesn’t look ugly and it’s easier to use.</text:span></text:p>
        </text:list-item>
      </text:list>
      <text:h text:style-name="Heading_20_1" text:outline-level="1"><text:bookmark-start text:name="__RefHeading___Toc825_2464781397"/>Functional test planning<text:bookmark-end text:name="__RefHeading___Toc825_2464781397"/></text:h>
      <text:h text:style-name="Heading_20_2" text:outline-level="2"><text:bookmark-start text:name="__RefHeading___Toc827_2464781397"/>Test cases<text:bookmark-end text:name="__RefHeading___Toc827_2464781397"/></text:h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23T09:21:07.023000000</meta:creation-date>
    <dc:date>2020-01-23T10:42:49.681000000</dc:date>
    <meta:editing-duration>PT10M43S</meta:editing-duration>
    <meta:editing-cycles>3</meta:editing-cycles>
    <meta:generator>LibreOffice/6.3.4.2$Windows_X86_64 LibreOffice_project/60da17e045e08f1793c57c00ba83cdfce946d0aa</meta:generator>
    <meta:document-statistic meta:table-count="0" meta:image-count="0" meta:object-count="0" meta:page-count="4" meta:paragraph-count="42" meta:word-count="378" meta:character-count="2021" meta:non-whitespace-character-count="1671"/>
  </office:meta>
</office:document-meta>
</file>